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E1000000E1C26147519AFBE1E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style:font-size-asian="14pt" style:font-size-complex="14pt"/>
    </style:style>
    <style:style style:name="P10" style:family="paragraph" style:parent-style-name="Text_20_body" style:list-style-name="WWNum1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Text_20_body" style:list-style-name="WWNum1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Text_20_body" style:list-style-name="WWNum2">
      <style:paragraph-properties fo:margin-left="1.25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 style:parent-style-name="Text_20_body" style:list-style-name="WWNum2">
      <style:paragraph-properties fo:margin-left="1.251cm" fo:margin-right="0cm" fo:text-indent="-0.499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style:font-name="Arial" fo:language="en" fo:country="US" fo:font-weight="bold" style:font-weight-asian="bold"/>
    </style:style>
    <style:style style:name="T2" style:family="text">
      <style:text-properties style:font-name="Arial" fo:language="es" fo:country="ES" fo:font-weight="bold" style:font-weight-asian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forme</text:p>
      <text:p text:style-name="P2"/>
      <text:p text:style-name="P2">En este informe detallaremos como realizaremos nuestro sistema para la materia de Seguridad Informatica I.</text:p>
      <text:p text:style-name="P2"/>
      <text:p text:style-name="P2">Utilizaremos Samba y OpenLDAP.</text:p>
      <text:p text:style-name="P2"/>
      <text:p text:style-name="P3">Samba es una implementación libre y gratuita del protocolo de compartición de archivos de Microsoft Windows, conocido como SMB (Server Message Block). Con Samba, un sistema Linux o Unix puede compartir archivos e impresoras con clientes Windows, y viceversa.</text:p>
      <text:p text:style-name="P3">Samba fue desarrollado inicialmente para proporcionar servicios de interconexión entre sistemas Unix/Linux y Windows. Proporciona un conjunto de servicios que permiten a los usuarios acceder a archivos e impresoras compartidos en una red, independientemente del sistema operativo utilizado. Estos servicios incluyen:</text:p>
      <text:list xml:id="list149968846" text:style-name="WWNum1">
        <text:list-item>
          <text:p text:style-name="P10">Servicio de nombres NetBIOS</text:p>
        </text:list-item>
        <text:list-item>
          <text:p text:style-name="P10">Servicio de autenticación</text:p>
        </text:list-item>
        <text:list-item>
          <text:p text:style-name="P11">Servicio de compartición de archivos e impresoras</text:p>
        </text:list-item>
      </text:list>
      <text:p text:style-name="P3">Samba es muy utilizado en entornos empresariales y educativos, ya que permite la integración de sistemas Windows y Linux/Unix de manera transparente. Además, Samba es muy flexible y configurable, lo que permite adaptarlo a diferentes necesidades y requisitos de seguridad.</text:p>
      <text:p text:style-name="P3">OpenLDAP es una implementación libre y gratuita del protocolo de directorio LDAP (Lightweight Directory Access Protocol). Es un software de servidor de directorio que permite a los usuarios acceder y gestionar información almacenada en un directorio LDAP.</text:p>
      <text:p text:style-name="P3">Un directorio LDAP es una base de datos jerárquica que se utiliza para almacenar información de red, como nombres de usuario, contraseñas, direcciones de correo electrónico, direcciones IP, grupos y otros datos de configuración de red. El protocolo LDAP se utiliza para acceder y administrar esta información en el directorio.</text:p>
      <text:p text:style-name="P3"><text:soft-page-break/>OpenLDAP se puede utilizar para implementar servicios de autenticación y autorización en una red, así como para la gestión de recursos y servicios. Entre las características más importantes de OpenLDAP se encuentran:</text:p>
      <text:list xml:id="list2765834830" text:style-name="WWNum2">
        <text:list-item>
          <text:p text:style-name="P12">Alta disponibilidad y escalabilidad: OpenLDAP es capaz de gestionar grandes volúmenes de datos y de usuarios, y puede ser configurado para ser altamente disponible y tolerante a fallos.</text:p>
        </text:list-item>
        <text:list-item>
          <text:p text:style-name="P12">Seguridad: OpenLDAP incluye características de seguridad como el cifrado de datos, la autenticación y la autorización basadas en políticas de acceso.</text:p>
        </text:list-item>
        <text:list-item>
          <text:p text:style-name="P13">Interoperabilidad: OpenLDAP puede integrarse con otros sistemas y protocolos de directorio, y es compatible con diferentes plataformas de hardware y software.</text:p>
        </text:list-item>
      </text:list>
      <text:p text:style-name="P3">OpenLDAP es utilizado en muchas organizaciones, tanto empresariales como educativas, para proporcionar servicios de autenticación, autorización y gestión de recursos en una re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Samba y OpenLDAP son dos tecnologías diferentes pero complementarias. Ambas se utilizan para proporcionar servicios de autenticación y autorización en una red, y se pueden integrar para ofrecer una solución de directorio completa.</text:p>
      <text:p text:style-name="P3">OpenLDAP se utiliza para almacenar y gestionar información de usuario y grupo en un directorio LDAP centralizado. Esta información incluye nombres de usuario, contraseñas, permisos de acceso y otra información de configuración de red. Samba, por otro lado, se utiliza para compartir recursos, como archivos e impresoras, en una red de usuarios que utilizan clientes Windows.</text:p>
      <text:p text:style-name="P3">Cuando se integran, Samba y OpenLDAP permiten a los usuarios acceder a los recursos compartidos en la red utilizando sus credenciales de usuario almacenadas en el directorio LDAP. Esto significa que los usuarios pueden autenticarse una sola vez en la red y tener acceso a todos los recursos compartidos en la red, sin tener que autenticarse de nuevo para cada recurso.</text:p>
      <text:p text:style-name="P3">La integración de Samba y OpenLDAP también permite una gestión centralizada de los recursos compartidos y las políticas de acceso en la red. Los administradores de la red pueden configurar políticas de acceso y permisos de usuario en el directorio LDAP, y Samba utiliza esta información para controlar el acceso a los recursos compartidos.</text:p>
      <text:p text:style-name="P3">En resumen, la integración de Samba y OpenLDAP permite una gestión centralizada y unificada de la autenticación, la autorización y el acceso a los recursos compartidos en una red, lo que aumenta la seguridad y la eficiencia de la gestión de la red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Uso</text:p>
      <text:p text:style-name="P2"/>
      <text:p text:style-name="P2">En el primer diagrama, se detalla de manera grafica, las tecnologías a utilizarse.</text:p>
      <text:p text:style-name="P2"/>
      <text:p text:style-name="P2">En la sucursal principal, encontraremos el servidor físico donde se alojara nuestro sistema, el cual utilizara Samba y OpenLDAP.</text:p>
      <text:p text:style-name="P2"/>
      <text:p text:style-name="P2">Por seguridad, se hara un backup de manera semanal, para garantizar la integridad de la informacion del servidor y su contenido.</text:p>
      <text:p text:style-name="P2"/>
      <text:p text:style-name="P2">Cada sucursal tendra un red LAN, que se interconectaran con una VPN a traves de internet.</text:p>
      <text:p text:style-name="P2"/>
      <text:p text:style-name="P2">Usaremos como VPN Fortinet FortiGate, que nos sirve porque combina firewall, VPN y otras características de seguridad. El firewall restringira las paginas indeseadas.</text:p>
      <text:p text:style-name="P5"/>
      <text:p text:style-name="P2">Como autentificador usaremos el Autentifacador de Google, debido a su portabilidad y fiabilidad en sistemas como el que usaremos. Sera usado como método de seguridad para Samba y OpenLDAP.</text:p>
      <text:p text:style-name="P2"/>
      <text:p text:style-name="P2">Usaremos una base de datos no relacional por su escabilidad y descentralizacion. MongoDB: Es una base de datos de documentos que utiliza un formato de documento BSON. Es escalable, flexible y fácil de usar, lo que la convierte en una opción popular para una amplia gama de aplicacion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s" fo:country="AR" style:letter-kerning="false" style:font-name-asian="Calibri1" style:font-family-asian="Calibri" style:font-family-generic-asian="system" style:font-pitch-asian="variable" style:font-size-asian="10pt" style:language-asian="en" style:country-asian="GB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MX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style:font-name="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weight="bold" style:font-weight-asian="bold"/>
    </style:style>
    <style:style style:name="MP2" style:family="paragraph" style:parent-style-name="Standard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style:font-name="Arial" fo:language="en" fo:country="US" fo:font-weight="bold" style:font-weight-asian="bold"/>
    </style:style>
    <style:style style:name="MT2" style:family="text">
      <style:text-properties style:font-name="Arial" fo:language="es" fo:country="ES" fo:font-weight="bold" style:font-weight-asian="bold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left="0cm" fo:margin-right="0cm" fo:margin-bottom="1.199cm" style:dynamic-spacing="true"/>
      </style:header-style>
      <style:footer-style>
        <style:header-footer-properties fo:min-height="1.499cm" fo:margin-left="0cm" fo:margin-right="0cm" fo:margin-top="1.3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2" text:anchor-type="char" svg:x="15.041cm" svg:y="-0.854cm" svg:width="1.947cm" svg:height="1.947cm" draw:z-index="3"><draw:image xlink:href="Pictures/10000000000000E1000000E1C26147519AFBE1EB.png" xlink:type="simple" xlink:show="embed" xlink:actuate="onLoad" draw:mime-type="image/png"/><svg:desc>descarga</svg:desc><draw:contour-polygon svg:width="221px" svg:height="220px" svg:viewBox="0 0 221 220" draw:points="-1,0 -1,220 220,220 220,0" draw:recreate-on-edit="false"/></draw:frame>Ingeniería en Informática</text:p>
        <text:p text:style-name="MP1">Seguridad Informática I</text:p>
        <text:p text:style-name="MP1">Informe</text:p>
      </style:header>
      <style:footer>
        <text:p text:style-name="MP2"><text:bookmark text:name="_GoBack"/><text:span text:style-name="MT1"><text:s text:c="148"/></text:span><text:span text:style-name="MT2">Página </text:span><text:span text:style-name="MT1"><text:page-number text:select-page="current">4</text:page-number></text:span><text:span text:style-name="MT1"><text:s/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n3" text:anchor-type="char" svg:x="15.041cm" svg:y="-0.854cm" svg:width="1.947cm" svg:height="1.947cm" draw:z-index="0"><draw:image xlink:href="Pictures/10000000000000E1000000E1C26147519AFBE1EB.png" xlink:type="simple" xlink:show="embed" xlink:actuate="onLoad" draw:mime-type="image/png"/><svg:desc>descarga</svg:desc><draw:contour-polygon svg:width="221px" svg:height="220px" svg:viewBox="0 0 221 220" draw:points="-1,0 -1,220 220,220 220,0" draw:recreate-on-edit="false"/></draw:frame>Ingeniería en Informática</text:p>
        <text:p text:style-name="MP1">Seguridad Informática I</text:p>
        <text:p text:style-name="MP1">Informe</text:p>
      </style:header>
      <style:footer>
        <text:p text:style-name="MP2"><text:bookmark text:name="_GoBack1"/><text:span text:style-name="MT1"><text:s text:c="148"/></text:span><text:span text:style-name="MT2">Página </text:span><text:span text:style-name="MT1"><text:page-number text:select-page="current">0</text:page-number></text:span><text:span text:style-name="MT1"><text:s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8T19:13:00</meta:creation-date>
    <meta:initial-creator>Villegas</meta:initial-creator>
    <dc:language>es-AR</dc:language>
    <dc:date>2023-05-03T09:23:10.164804507</dc:date>
    <meta:editing-cycles>20</meta:editing-cycles>
    <meta:editing-duration>PT24M37S</meta:editing-duration>
    <meta:generator>LibreOffice/7.3.7.2$Linux_X86_64 LibreOffice_project/30$Build-2</meta:generator>
    <meta:document-statistic meta:table-count="0" meta:image-count="2" meta:object-count="0" meta:page-count="4" meta:paragraph-count="37" meta:word-count="807" meta:character-count="5615" meta:non-whitespace-character-count="4553"/>
    <meta:user-defined meta:name="AppVersion">15.0000</meta:user-defined>
    <meta:template xlink:type="simple" xlink:actuate="onRequest" xlink:title="Normal.dotm" xlink:href=""/>
  </office:meta>
</office:document-meta>
</file>